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fo:font-weight="bold" officeooo:paragraph-rsid="00193c8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6pt" fo:font-weight="normal" officeooo:rsid="00193c86" officeooo:paragraph-rsid="00193c86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6pt" fo:font-weight="normal" officeooo:rsid="00193c86" officeooo:paragraph-rsid="00193c86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paragraph-rsid="00193c8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fo:font-weight="normal" officeooo:rsid="00193c86" officeooo:paragraph-rsid="00193c8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2pt" fo:font-weight="normal" officeooo:rsid="00193c86" officeooo:paragraph-rsid="00193c8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font-weight="normal" officeooo:rsid="00193c86" officeooo:paragraph-rsid="001bd83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fo:font-weight="normal" officeooo:rsid="001bd83d" officeooo:paragraph-rsid="001bd83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officeooo:rsid="00193c86" officeooo:paragraph-rsid="00193c86"/>
    </style:style>
    <style:style style:name="P10" style:family="paragraph" style:parent-style-name="Standard">
      <style:paragraph-properties fo:text-align="justify" style:justify-single-word="false"/>
      <style:text-properties officeooo:rsid="00193c86" officeooo:paragraph-rsid="00193c86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6pt" fo:font-weight="bold" officeooo:rsid="00193c86" officeooo:paragraph-rsid="001d2d7b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6pt" fo:font-weight="normal" officeooo:rsid="00193c86" officeooo:paragraph-rsid="00193c86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font-weight="normal" officeooo:rsid="00193c86" officeooo:paragraph-rsid="00193c8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font-weight="normal" officeooo:rsid="00193c86" officeooo:paragraph-rsid="001d2d7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font-weight="normal" officeooo:rsid="001bd83d" officeooo:paragraph-rsid="001d2d7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193c8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1" fo:font-size="12pt" fo:font-weight="normal" officeooo:rsid="00193c86" officeooo:paragraph-rsid="00193c8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1" fo:font-size="12pt" fo:font-weight="normal" officeooo:rsid="00193c86" officeooo:paragraph-rsid="001d2d7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rsid="00193c86" officeooo:paragraph-rsid="00193c86"/>
    </style:style>
    <style:style style:name="T1" style:family="text">
      <style:text-properties officeooo:rsid="00193c8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3c86" style:font-weight-asian="normal" style:font-weight-complex="normal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b25c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d2d7b" style:font-size-asian="10.5pt" style:font-weight-asian="normal" style:font-size-complex="12pt" style:font-weight-complex="normal"/>
    </style:style>
    <style:style style:name="T7" style:family="text">
      <style:text-properties style:font-name="Arial1"/>
    </style:style>
    <style:style style:name="T8" style:family="text">
      <style:text-properties style:font-name="Arial1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style:font-name="Arial1" fo:font-size="12pt" fo:font-weight="normal" officeooo:rsid="001d2d7b" style:font-size-asian="10.5pt" style:font-weight-asian="normal" style:font-size-complex="12pt" style:font-weight-complex="normal"/>
    </style:style>
    <style:style style:name="T10" style:family="text">
      <style:text-properties style:font-name="Arial1" officeooo:rsid="001d2d7b"/>
    </style:style>
    <style:style style:name="T11" style:family="text">
      <style:text-properties fo:color="#000000" loext:opacity="100%" fo:font-size="11pt" style:font-size-asian="11pt"/>
    </style:style>
    <style:style style:name="T12" style:family="text">
      <style:text-properties fo:color="#000000" loext:opacity="100%" style:font-size-asian="12pt"/>
    </style:style>
    <style:style style:name="T13" style:family="text">
      <style:text-properties fo:color="#000000" loext:opacity="100%" officeooo:rsid="00193c86" style:font-size-asian="12pt"/>
    </style:style>
    <style:style style:name="T14" style:family="text">
      <style:text-properties officeooo:rsid="001be19e"/>
    </style:style>
    <style:style style:name="T15" style:family="text">
      <style:text-properties officeooo:rsid="001d2d7b"/>
    </style:style>
    <style:style style:name="T16" style:family="text">
      <style:text-properties style:font-name="Arial-BoldMT" fo:font-size="11pt" fo:font-weight="bold" style:font-size-asian="11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Sprint <text:span text:style-name="T15">3</text:span> – Processo Seletivo de Engenheiro de Testes de Software</text:p>
      <text:p text:style-name="P1"/>
      <text:p text:style-name="P4"><text:span text:style-name="T1">Nome: </text:span><text:span text:style-name="T3">Vitor Tavares Gonçalves</text:span></text:p>
      <text:p text:style-name="P4"><text:span text:style-name="T1">Matrícula:</text:span> <text:span text:style-name="T3">18.2.1198</text:span></text:p>
      <text:p text:style-name="P5"/>
      <text:p text:style-name="P2">1. Introdução:</text:p>
      <text:p text:style-name="P11"><text:span text:style-name="T2"><text:tab/><text:tab/></text:span><text:span text:style-name="T4">O propósito da </text:span><text:span text:style-name="T6">terceira</text:span><text:span text:style-name="T4"> Spirnt era aprender o funcionamento d</text:span><text:span text:style-name="T5">os </text:span><text:span text:style-name="T6">cenários de teste e das histórias de usuários, bem como também aprender sobre metodologia BDD e como aplicar na prática</text:span><text:span text:style-name="T5">, </text:span><text:span text:style-name="T6">como saber a sua posição dentro do time e trabalhar em conjunto para o bem comum.</text:span></text:p>
      <text:p text:style-name="P6"/>
      <text:p text:style-name="P16"><text:span text:style-name="T16">Sprint 3 - BDD - Histórias de Usuário &amp; Cenários de Teste (framework)</text:span></text:p>
      <text:p text:style-name="P16">● Artigo: Metodologia Ágil - O que é?</text:p>
      <text:p text:style-name="P16">● Artigo: Agile testing - o que é e qual o papel do QA num time ágil?</text:p>
      <text:p text:style-name="P16">● Teoria: Testagem manual, relatório de teste e descrever cenários de teste com base</text:p>
      <text:p text:style-name="P16">em histórias de usuário.</text:p>
      <text:p text:style-name="P16">● Desafios:</text:p>
      <text:p text:style-name="P16">○ Realizar prática em ambiente controlado da seguinte forma: Testar</text:p>
      <text:p text:style-name="P16">manualmente a Funcionalidade de pesquisa de ponto no mapa por endereço</text:p>
      <text:p text:style-name="P16">do Software Serviço de Inteligência Geográfica (SIG), em desenvolvimento</text:p>
      <text:p text:style-name="P16">pelo TerraLab, e então escrever um relatório de teste sobre os testes</text:p>
      <text:p text:style-name="P16">realizados, sua análise e conclusão (de acordo com os exemplos</text:p>
      <text:p text:style-name="P16">encontrados aqui). A descrição do software (documento de Briefing) e da</text:p>
      <text:p text:style-name="P16">funcionalidade (História de Usuário referente no Gitlab) a serem testados</text:p>
      <text:p text:style-name="P16">podem ser encontrados aqui (assim como o template para documentos</text:p>
      <text:p text:style-name="P16">TerraLab). O site da aplicação a ser testada pode ser acessado pelo link.</text:p>
      <text:p text:style-name="P16">○ Também devem ser criados uma série de cenários de teste, baseados nas</text:p>
      <text:p text:style-name="P16">histórias de usuário fornecidas (que podem ser encontradas nesta pasta).</text:p>
      <text:p text:style-name="P17"/>
      <text:p text:style-name="P6">A execução da Sprint foi realizada do dia 0<text:span text:style-name="T15">9</text:span>/0<text:span text:style-name="T14">5</text:span> (<text:span text:style-name="T14">terça</text:span>) ao dia <text:span text:style-name="T15">16</text:span>/0<text:span text:style-name="T14">5</text:span> (<text:span text:style-name="T15">terça</text:span>). </text:p>
      <text:p text:style-name="P3"/>
      <text:p text:style-name="P3"/>
      <text:p text:style-name="P3">2. Desenvolvimento:</text:p>
      <text:p text:style-name="P3"/>
      <text:p text:style-name="P7">2.1 <text:span text:style-name="T15">Artigos:</text:span></text:p>
      <text:p text:style-name="P6"><text:tab/><text:span text:style-name="T15">Foi muito bom rever os conceitos a respeito das metodologias ágeis e de Agile Testing, já tinha lido os artigos no último processo seletivo. Acredito que o foco em não se prender ao modelo cascata e buscar cada vez mais para metodologias ágeis, são a melhor forma para direcionar os colaboradores de uma empresa para seguir esses métodos, pensando mais na relação entre as áreas e na integração entre elas também.</text:span></text:p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2.2 <text:span text:style-name="T12">Teoria: Testagem manual, relatório de teste e descrever cenários de teste com base</text:span></text:p>
      <text:p text:style-name="P18"><text:span text:style-name="T11">em histórias de usuário.</text:span></text:p>
      <text:p text:style-name="P6"><text:tab/><text:span text:style-name="T15">Não havia link para abrir então fiz minha pesquisa por conta própria, de maneira que aprendi maneiras práticas de testagem manual e escrita de relatórios, o manual do Usuário disponibilizado também ajudou muito no entendimento do passo a passo dos testes e de como seria o seguimento do desafio, essa etapa me ajudou muito na etapa seguinte.</text:span></text:p>
      <text:p text:style-name="P8"/>
      <text:p text:style-name="P8"/>
      <text:p text:style-name="P8"/>
      <text:p text:style-name="P8"/>
      <text:p text:style-name="P15">2.3 <text:span text:style-name="T13">Desafios</text:span></text:p>
      <text:p text:style-name="P10"><text:span text:style-name="T8"><text:tab/></text:span><text:span text:style-name="T9">Foi realizado o desafio de acordo com o conteúdo proposto, fui seguindo todo o aprendizado adquirido até aqui para me guiar, acompanhado do manual do usuário, achei bacana que deu para identificar alguns erros e realizar realmente na prática um pouco do dia a dia de um QA, deixo em anexo o documento do desafio(entrar com e-mail institucional.</text:span></text:p>
      <text:p text:style-name="P10"><text:a xlink:type="simple" xlink:href="https://docs.google.com/document/d/1Mrw_VRfo4x5xi4hprz8I2SM0MwcfkfwV/edit" text:style-name="Internet_20_link" text:visited-style-name="Visited_20_Internet_20_Link"><text:span text:style-name="T9">https://docs.google.com/document/d/1Mrw_VRfo4x5xi4hprz8I2SM0MwcfkfwV/edit</text:span></text:a><text:span text:style-name="T9">#</text:span></text:p>
      <text:p text:style-name="P3"/>
      <text:p text:style-name="P3"/>
      <text:p text:style-name="P3">3. Conclusão:</text:p>
      <text:p text:style-name="P10"/>
      <text:p text:style-name="P10"><text:span text:style-name="T7"><text:tab/></text:span><text:span text:style-name="T10">Ao final dessa etapa do processo, achei muito bacana conseguir aplicar realmente os conhecimentos até agora absorvidos, de forma prática, o primeiro contato com o software também foi bem legal, fiquei testando algumas coisas que não estavam previstas e fui descobrindo algumas coisas dentro da aplicação, fiquei ansioso para dar continuidade no processo, todos os documentos e arquivos foram en</text:span><text:span text:style-name="T7">caminhado</text:span><text:span text:style-name="T10">s</text:span><text:span text:style-name="T7"> para o Tiago Gomes da Silva que está acompanhando o processo do TerraLab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13:10:29.763000000</meta:creation-date>
    <dc:date>2023-05-16T16:34:13.938000000</dc:date>
    <meta:editing-duration>PT1H48M14S</meta:editing-duration>
    <meta:editing-cycles>5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34" meta:word-count="542" meta:character-count="3362" meta:non-whitespace-character-count="2846"/>
  </office:meta>
</office:document-meta>
</file>